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text-properties fo:color="#e67800"/>
    </style:style>
    <style:style style:name="T1" style:family="text">
      <style:text-properties fo:color="#e67800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Emperor Penguin</text:h>
      <text:p text:style-name="P2">By <text:span text:style-name="T1">Fred</text:span>, <text:span text:style-name="T1">Steeves</text:span>, <text:span text:style-name="T1">John</text:span> and <text:span text:style-name="T1">Marie</text:span></text:p>
      <text:p text:style-name="P2"/>
      <text:p text:style-name="P2"/>
      <text:p text:style-name="P2">First revie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2">Table of content</text:h>
      <text:p text:style-name="Text_20_body">1. Physical characteristics</text:p>
      <text:p text:style-name="Text_20_body">2. Ecology and behaviour</text:p>
      <text:p text:style-name="Text_20_body">3. Reproduction</text:p>
      <text:p text:style-name="Text_20_body">4. Conservation status</text:p>
      <text:p text:style-name="Text_20_body">5. Miscellaneous</text:p>
      <text:p text:style-name="Text_20_body">6. Further reading</text:p>
      <text:p text:style-name="Text_20_body">7. External l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3-15T00:32:23</meta:creation-date>
    <dc:date>2006-03-15T00:38:09</dc:date>
    <dc:language>fr-FR</dc:language>
    <meta:editing-cycles>2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3" meta:character-count="214"/>
  </office:meta>
</office:document-meta>
</file>